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49fc303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3ca5597" officeooo:paragraph-rsid="049fd5f7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472095c" officeooo:paragraph-rsid="051f4e4f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472095c" officeooo:paragraph-rsid="052e07e5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532eefe" officeooo:paragraph-rsid="0532eefe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534c249" officeooo:paragraph-rsid="05353b87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534c249" officeooo:paragraph-rsid="0534c249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535f772" officeooo:paragraph-rsid="05364949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535f772" officeooo:paragraph-rsid="053649cd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officeooo:rsid="001b8640" officeooo:paragraph-rsid="049fc303"/>
    </style:style>
    <style:style style:name="P14" style:family="paragraph" style:parent-style-name="Standard">
      <style:text-properties fo:language="en" fo:country="US" fo:font-style="normal" fo:font-weight="normal" officeooo:rsid="051525e7" officeooo:paragraph-rsid="05381ce5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normal" fo:font-weight="normal" officeooo:rsid="0538a688" officeooo:paragraph-rsid="0544da55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538a688" officeooo:paragraph-rsid="054771b8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538a688" officeooo:paragraph-rsid="054fe407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538a688" officeooo:paragraph-rsid="0538a688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54bd29b" officeooo:paragraph-rsid="054bd29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fo:font-style="normal" fo:font-weight="normal" officeooo:rsid="053e818f" officeooo:paragraph-rsid="053e818f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en" fo:country="US" fo:font-style="normal" fo:font-weight="normal" officeooo:rsid="050afffe" officeooo:paragraph-rsid="0538a688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normal" officeooo:rsid="050afffe" officeooo:paragraph-rsid="0544da55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US" fo:font-style="normal" fo:font-weight="normal" officeooo:rsid="050afffe" officeooo:paragraph-rsid="0560be5f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en" fo:country="US" fo:font-style="normal" fo:font-weight="normal" officeooo:rsid="05406575" officeooo:paragraph-rsid="05406575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540fe5f" officeooo:paragraph-rsid="0540fe5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560be5f" officeooo:paragraph-rsid="0560be5f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538a688" officeooo:paragraph-rsid="0552e965" fo:background-color="#ddddd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532eefe" officeooo:paragraph-rsid="053e818f" fo:background-color="#ddddd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532eefe" officeooo:paragraph-rsid="0542c314" fo:background-color="#ddddd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532eefe" officeooo:paragraph-rsid="0538a688" fo:background-color="#ddddd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532eefe" officeooo:paragraph-rsid="054e3dcc" fo:background-color="#ddddd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532eefe" officeooo:paragraph-rsid="054f00d5" fo:background-color="#ddddd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532eefe" officeooo:paragraph-rsid="0552e965" fo:background-color="#ddddd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532eefe" officeooo:paragraph-rsid="0553fbb6" fo:background-color="#ddddd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532eefe" officeooo:paragraph-rsid="055aa17e" fo:background-color="#ddddd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532eefe" officeooo:paragraph-rsid="0544da55" fo:background-color="#ddddd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532eefe" officeooo:paragraph-rsid="057d015a" fo:background-color="#ddddd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54927c4" officeooo:paragraph-rsid="054927c4" fo:background-color="#ddddd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officeooo:paragraph-rsid="014f0a12"/>
    </style:style>
    <style:style style:name="P40" style:family="paragraph" style:parent-style-name="Standard">
      <style:text-properties fo:language="en" fo:country="US" officeooo:paragraph-rsid="051e6b25"/>
    </style:style>
    <style:style style:name="P4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42" style:family="paragraph" style:parent-style-name="Standard">
      <style:text-properties fo:font-size="6pt" fo:language="en" fo:country="US" fo:font-weight="bold" officeooo:rsid="001e4eb8" officeooo:paragraph-rsid="05381ce5" style:font-size-asian="6pt" style:font-weight-asian="bold" style:font-size-complex="6pt" style:font-weight-complex="bold"/>
    </style:style>
    <style:style style:name="P43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44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45" style:family="paragraph" style:parent-style-name="Standard">
      <style:text-properties officeooo:paragraph-rsid="00ab4647"/>
    </style:style>
    <style:style style:name="P46" style:family="paragraph" style:parent-style-name="Standard">
      <style:text-properties officeooo:paragraph-rsid="00f05b1d"/>
    </style:style>
    <style:style style:name="P47" style:family="paragraph" style:parent-style-name="Standard">
      <style:text-properties officeooo:paragraph-rsid="049fc303"/>
    </style:style>
    <style:style style:name="P48" style:family="paragraph" style:parent-style-name="Standard">
      <style:text-properties fo:color="#999999" loext:opacity="100%" fo:language="en" fo:country="US" fo:font-weight="bold" officeooo:rsid="003b1ec5" officeooo:paragraph-rsid="049fc303" style:font-weight-asian="bold" style:font-weight-complex="bold"/>
    </style:style>
    <style:style style:name="P49" style:family="paragraph" style:parent-style-name="Standard">
      <style:text-properties fo:color="#999999" loext:opacity="100%" fo:language="en" fo:country="US" fo:font-style="normal" fo:font-weight="bold" officeooo:rsid="001e4eb8" officeooo:paragraph-rsid="0538a688" fo:background-color="transparent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paragraph-rsid="051f4e4f"/>
    </style:style>
    <style:style style:name="P51" style:family="paragraph" style:parent-style-name="Standard">
      <style:text-properties officeooo:paragraph-rsid="052cb013"/>
    </style:style>
    <style:style style:name="P52" style:family="paragraph" style:parent-style-name="Standard">
      <style:text-properties officeooo:paragraph-rsid="052d6ed4"/>
    </style:style>
    <style:style style:name="P53" style:family="paragraph" style:parent-style-name="Standard">
      <style:text-properties officeooo:paragraph-rsid="052fb679"/>
    </style:style>
    <style:style style:name="P54" style:family="paragraph" style:parent-style-name="Standard">
      <style:text-properties officeooo:paragraph-rsid="0531b203"/>
    </style:style>
    <style:style style:name="P55" style:family="paragraph" style:parent-style-name="Standard">
      <style:text-properties officeooo:paragraph-rsid="05353b87"/>
    </style:style>
    <style:style style:name="P56" style:family="paragraph" style:parent-style-name="Standard">
      <style:text-properties officeooo:paragraph-rsid="053649cd"/>
    </style:style>
    <style:style style:name="P57" style:family="paragraph" style:parent-style-name="Standard">
      <style:text-properties officeooo:paragraph-rsid="05381ce5"/>
    </style:style>
    <style:style style:name="P58" style:family="paragraph" style:parent-style-name="Standard">
      <style:text-properties officeooo:paragraph-rsid="0535f772"/>
    </style:style>
    <style:style style:name="P59" style:family="paragraph" style:parent-style-name="Standard">
      <style:text-properties officeooo:paragraph-rsid="053e818f"/>
    </style:style>
    <style:style style:name="P60" style:family="paragraph" style:parent-style-name="Standard">
      <style:text-properties officeooo:paragraph-rsid="05406575"/>
    </style:style>
    <style:style style:name="P61" style:family="paragraph" style:parent-style-name="Standard">
      <style:text-properties officeooo:paragraph-rsid="0540fe5f"/>
    </style:style>
    <style:style style:name="P62" style:family="paragraph" style:parent-style-name="Standard">
      <style:text-properties officeooo:paragraph-rsid="05421985"/>
    </style:style>
    <style:style style:name="P63" style:family="paragraph" style:parent-style-name="Standard">
      <style:text-properties officeooo:paragraph-rsid="0549d487"/>
    </style:style>
    <style:style style:name="P64" style:family="paragraph" style:parent-style-name="Standard">
      <style:text-properties officeooo:paragraph-rsid="054e3dcc"/>
    </style:style>
    <style:style style:name="P65" style:family="paragraph" style:parent-style-name="Standard">
      <style:text-properties officeooo:paragraph-rsid="054fe407"/>
    </style:style>
    <style:style style:name="P66" style:family="paragraph" style:parent-style-name="Standard">
      <style:text-properties officeooo:paragraph-rsid="0553fbb6"/>
    </style:style>
    <style:style style:name="P67" style:family="paragraph" style:parent-style-name="Standard">
      <style:text-properties officeooo:paragraph-rsid="0555d979"/>
    </style:style>
    <style:style style:name="P68" style:family="paragraph" style:parent-style-name="Standard">
      <style:text-properties officeooo:paragraph-rsid="05262715"/>
    </style:style>
    <style:style style:name="P69" style:family="paragraph" style:parent-style-name="Standard">
      <style:text-properties officeooo:paragraph-rsid="0555de8f"/>
    </style:style>
    <style:style style:name="P70" style:family="paragraph" style:parent-style-name="Standard">
      <style:text-properties officeooo:paragraph-rsid="053c69d4"/>
    </style:style>
    <style:style style:name="P71" style:family="paragraph" style:parent-style-name="Standard">
      <style:text-properties officeooo:paragraph-rsid="055bc983"/>
    </style:style>
    <style:style style:name="P72" style:family="paragraph" style:parent-style-name="Standard">
      <style:text-properties officeooo:paragraph-rsid="052e07e5"/>
    </style:style>
    <style:style style:name="P73" style:family="paragraph" style:parent-style-name="Standard">
      <style:text-properties officeooo:paragraph-rsid="055fb3f4"/>
    </style:style>
    <style:style style:name="P74" style:family="paragraph" style:parent-style-name="Standard">
      <style:text-properties officeooo:paragraph-rsid="0560be5f"/>
    </style:style>
    <style:style style:name="P75" style:family="paragraph" style:parent-style-name="Standard">
      <style:text-properties officeooo:paragraph-rsid="0562575c"/>
    </style:style>
    <style:style style:name="P76" style:family="paragraph" style:parent-style-name="Standard">
      <style:text-properties officeooo:paragraph-rsid="0569e5d3"/>
    </style:style>
    <style:style style:name="P77" style:family="paragraph" style:parent-style-name="Standard">
      <style:text-properties officeooo:paragraph-rsid="056a174f"/>
    </style:style>
    <style:style style:name="P78" style:family="paragraph" style:parent-style-name="Standard">
      <style:text-properties officeooo:paragraph-rsid="056df357"/>
    </style:style>
    <style:style style:name="P79" style:family="paragraph" style:parent-style-name="Standard">
      <style:text-properties officeooo:paragraph-rsid="0534c249"/>
    </style:style>
    <style:style style:name="P80" style:family="paragraph" style:parent-style-name="Standard">
      <style:text-properties officeooo:paragraph-rsid="053e4896"/>
    </style:style>
    <style:style style:name="P8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82" style:family="paragraph" style:parent-style-name="Standard">
      <style:text-properties fo:language="en" fo:country="US" fo:font-style="normal" fo:font-weight="normal" officeooo:rsid="054e3dcc" officeooo:paragraph-rsid="057e8773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officeooo:rsid="0094c10f" fo:background-color="#fff200" loext:char-shading-value="0" style:font-weight-asian="bold" style:font-weight-complex="bold"/>
    </style:style>
    <style:style style:name="T6" style:family="text">
      <style:text-properties fo:font-weight="bold" officeooo:rsid="04704b22" fo:background-color="#fff200" loext:char-shading-value="0" style:font-weight-asian="bold" style:font-weight-complex="bold"/>
    </style:style>
    <style:style style:name="T7" style:family="text">
      <style:text-properties fo:font-weight="bold" officeooo:rsid="051e6b25" fo:background-color="#fff200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ceef7" style:font-weight-asian="bold" style:font-weight-complex="bold"/>
    </style:style>
    <style:style style:name="T10" style:family="text">
      <style:text-properties fo:font-weight="bold" officeooo:rsid="010b0b47" style:font-weight-asian="bold" style:font-weight-complex="bold"/>
    </style:style>
    <style:style style:name="T11" style:family="text">
      <style:text-properties fo:font-weight="bold" officeooo:rsid="00136227" style:font-weight-asian="bold" style:font-weight-complex="bold"/>
    </style:style>
    <style:style style:name="T12" style:family="text">
      <style:text-properties fo:font-weight="bold" officeooo:rsid="00d88c8c" style:font-weight-asian="bold" style:font-weight-complex="bold"/>
    </style:style>
    <style:style style:name="T13" style:family="text">
      <style:text-properties fo:font-weight="bold" officeooo:rsid="0032ee51" style:font-weight-asian="bold" style:font-weight-complex="bold"/>
    </style:style>
    <style:style style:name="T14" style:family="text">
      <style:text-properties fo:font-weight="bold" officeooo:rsid="050afffe" style:font-weight-asian="bold" style:font-weight-complex="bold"/>
    </style:style>
    <style:style style:name="T15" style:family="text">
      <style:text-properties fo:font-weight="bold" officeooo:rsid="054f00d5" style:font-weight-asian="bold" style:font-weight-complex="bold"/>
    </style:style>
    <style:style style:name="T16" style:family="text">
      <style:text-properties fo:font-weight="bold" officeooo:rsid="0538a688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fo:background-color="transparent" loext:char-shading-value="0" style:font-weight-asian="bold" style:font-weight-complex="bold"/>
    </style:style>
    <style:style style:name="T19" style:family="text">
      <style:text-properties fo:font-weight="bold" officeooo:rsid="050afffe" fo:background-color="transparent" loext:char-shading-value="0" style:font-weight-asian="bold" style:font-weight-complex="bold"/>
    </style:style>
    <style:style style:name="T20" style:family="text">
      <style:text-properties fo:font-weight="bold" fo:background-color="#cccccc" loext:char-shading-value="0" style:font-weight-asian="bold" style:font-weight-complex="bold"/>
    </style:style>
    <style:style style:name="T21" style:family="text">
      <style:text-properties fo:font-weight="bold" fo:background-color="#cccccc" loext:char-shading-value="0" style:font-weight-asian="bold" style:font-weight-complex="bold"/>
    </style:style>
    <style:style style:name="T22" style:family="text">
      <style:text-properties fo:font-weight="normal" officeooo:rsid="00d88c8c" style:font-weight-asian="normal" style:font-weight-complex="normal"/>
    </style:style>
    <style:style style:name="T23" style:family="text">
      <style:text-properties fo:font-weight="normal" officeooo:rsid="0032ee51" style:font-weight-asian="normal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50afffe" fo:background-color="transparent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538a688" fo:background-color="transparent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704232"/>
    </style:style>
    <style:style style:name="T31" style:family="text">
      <style:text-properties officeooo:rsid="00fb0d24" fo:background-color="#fff200" loext:char-shading-value="0"/>
    </style:style>
    <style:style style:name="T32" style:family="text">
      <style:text-properties officeooo:rsid="007f05cd" fo:background-color="#fff200" loext:char-shading-value="0"/>
    </style:style>
    <style:style style:name="T33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472095c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4704b22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51f4e4f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4a5c054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4724798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525af03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5262715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52cb013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52d6ed4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52e07e5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52fb679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5353b87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535f772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53c69d4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5364949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53e4896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555d979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555de8f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558dcd2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532eefe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55bb3f1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55bc983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575e71a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577becd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577f926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579e748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57aadad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70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71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72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73" style:family="text">
      <style:text-properties fo:language="en" fo:country="US" fo:font-weight="normal" officeooo:rsid="04a5c054" fo:background-color="#dddddd" loext:char-shading-value="0" style:font-weight-asian="normal" style:font-weight-complex="normal"/>
    </style:style>
    <style:style style:name="T74" style:family="text">
      <style:text-properties fo:language="en" fo:country="US" fo:font-weight="normal" officeooo:rsid="0531b203" fo:background-color="#dddddd" loext:char-shading-value="0" style:font-weight-asian="normal" style:font-weight-complex="normal"/>
    </style:style>
    <style:style style:name="T75" style:family="text">
      <style:text-properties fo:language="en" fo:country="US" fo:font-weight="normal" officeooo:rsid="052fb679" fo:background-color="#dddddd" loext:char-shading-value="0" style:font-weight-asian="normal" style:font-weight-complex="normal"/>
    </style:style>
    <style:style style:name="T76" style:family="text">
      <style:text-properties fo:language="en" fo:country="US" fo:font-weight="normal" officeooo:rsid="0532eefe" fo:background-color="#dddddd" loext:char-shading-value="0" style:font-weight-asian="normal" style:font-weight-complex="normal"/>
    </style:style>
    <style:style style:name="T77" style:family="text">
      <style:text-properties fo:language="en" fo:country="US" fo:font-weight="normal" officeooo:rsid="053e4896" fo:background-color="#dddddd" loext:char-shading-value="0" style:font-weight-asian="normal" style:font-weight-complex="normal"/>
    </style:style>
    <style:style style:name="T78" style:family="text">
      <style:text-properties fo:language="en" fo:country="US" fo:font-weight="normal" officeooo:rsid="0555de8f" fo:background-color="#dddddd" loext:char-shading-value="0" style:font-weight-asian="normal" style:font-weight-complex="normal"/>
    </style:style>
    <style:style style:name="T79" style:family="text">
      <style:text-properties fo:language="en" fo:country="US" fo:font-weight="normal" officeooo:rsid="055bc983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577f926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578807a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53c69d4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51e6b25" style:font-weight-asian="normal" style:font-weight-complex="normal"/>
    </style:style>
    <style:style style:name="T84" style:family="text">
      <style:text-properties fo:language="en" fo:country="US" fo:font-weight="normal" officeooo:rsid="05015612" style:font-weight-asian="normal" style:font-weight-complex="normal"/>
    </style:style>
    <style:style style:name="T85" style:family="text">
      <style:text-properties fo:language="en" fo:country="US" fo:font-weight="normal" officeooo:rsid="00d88c8c" style:font-weight-asian="normal" style:font-weight-complex="normal"/>
    </style:style>
    <style:style style:name="T86" style:family="text">
      <style:text-properties fo:language="en" fo:country="US" fo:font-style="italic" fo:font-weight="bold" officeooo:rsid="052d6ed4" fo:background-color="transparent" loext:char-shading-value="0" style:font-style-asian="italic" style:font-weight-asian="bold" style:font-style-complex="italic" style:font-weight-complex="bold"/>
    </style:style>
    <style:style style:name="T87" style:family="text">
      <style:text-properties fo:language="en" fo:country="US" fo:font-style="italic" fo:font-weight="bold" officeooo:rsid="0535f772" fo:background-color="transparent" loext:char-shading-value="0" style:font-style-asian="italic" style:font-weight-asian="bold" style:font-style-complex="italic" style:font-weight-complex="bold"/>
    </style:style>
    <style:style style:name="T88" style:family="text">
      <style:text-properties fo:language="en" fo:country="US" fo:font-style="italic" fo:font-weight="bold" officeooo:rsid="050afffe" fo:background-color="transparent" loext:char-shading-value="0" style:font-style-asian="italic" style:font-weight-asian="bold" style:font-style-complex="italic" style:font-weight-complex="bold"/>
    </style:style>
    <style:style style:name="T89" style:family="text">
      <style:text-properties fo:language="en" fo:country="US" fo:font-style="italic" fo:font-weight="bold" officeooo:rsid="0538a688" fo:background-color="transparent" loext:char-shading-value="0" style:font-style-asian="italic" style:font-weight-asian="bold" style:font-style-complex="italic" style:font-weight-complex="bold"/>
    </style:style>
    <style:style style:name="T90" style:family="text">
      <style:text-properties fo:language="en" fo:country="US" fo:font-style="italic" fo:font-weight="bold" officeooo:rsid="054f00d5" fo:background-color="transparent" loext:char-shading-value="0" style:font-style-asian="italic" style:font-weight-asian="bold" style:font-style-complex="italic" style:font-weight-complex="bold"/>
    </style:style>
    <style:style style:name="T91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92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93" style:family="text">
      <style:text-properties fo:language="en" fo:country="US" fo:font-style="italic" fo:font-weight="bold" officeooo:rsid="052d6ed4" fo:background-color="#dddddd" loext:char-shading-value="0" style:font-style-asian="italic" style:font-weight-asian="bold" style:font-style-complex="italic" style:font-weight-complex="bold"/>
    </style:style>
    <style:style style:name="T94" style:family="text">
      <style:text-properties fo:language="en" fo:country="US" fo:font-style="italic" fo:font-weight="bold" officeooo:rsid="0532eefe" fo:background-color="#dddddd" loext:char-shading-value="0" style:font-style-asian="italic" style:font-weight-asian="bold" style:font-style-complex="italic" style:font-weight-complex="bold"/>
    </style:style>
    <style:style style:name="T95" style:family="text">
      <style:text-properties fo:language="en" fo:country="US" fo:font-style="italic" fo:font-weight="bold" officeooo:rsid="053e4896" fo:background-color="#dddddd" loext:char-shading-value="0" style:font-style-asian="italic" style:font-weight-asian="bold" style:font-style-complex="italic" style:font-weight-complex="bold"/>
    </style:style>
    <style:style style:name="T96" style:family="text">
      <style:text-properties fo:language="en" fo:country="US" fo:font-style="italic" fo:font-weight="normal" officeooo:rsid="05353b87" fo:background-color="transparent" loext:char-shading-value="0" style:font-style-asian="italic" style:font-weight-asian="normal" style:font-style-complex="italic" style:font-weight-complex="normal"/>
    </style:style>
    <style:style style:name="T97" style:family="text">
      <style:text-properties fo:language="en" fo:country="US" fo:font-style="italic" fo:font-weight="normal" officeooo:rsid="050afffe" fo:background-color="transparent" loext:char-shading-value="0" style:font-style-asian="italic" style:font-weight-asian="normal" style:font-style-complex="italic" style:font-weight-complex="normal"/>
    </style:style>
    <style:style style:name="T98" style:family="text">
      <style:text-properties fo:language="en" fo:country="US" fo:font-style="italic" fo:font-weight="normal" officeooo:rsid="055dd0f7" fo:background-color="transparent" loext:char-shading-value="0" style:font-style-asian="italic" style:font-weight-asian="normal" style:font-style-complex="italic" style:font-weight-complex="normal"/>
    </style:style>
    <style:style style:name="T99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language="en" fo:country="US" fo:font-style="normal" fo:font-weight="normal" officeooo:rsid="053e818f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fo:language="en" fo:country="US" fo:font-style="normal" fo:font-weight="normal" officeooo:rsid="05406575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language="en" fo:country="US" fo:font-style="normal" fo:font-weight="normal" officeooo:rsid="0540fe5f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5421985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538a688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fo:font-weight="normal" officeooo:rsid="0544e34a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fo:language="en" fo:country="US" fo:font-style="normal" fo:font-weight="normal" officeooo:rsid="054771b8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fo:language="en" fo:country="US" fo:font-style="normal" fo:font-weight="normal" officeooo:rsid="0549d487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fo:language="en" fo:country="US" fo:font-style="normal" fo:font-weight="normal" officeooo:rsid="054bd29b" fo:background-color="transparent" loext:char-shading-value="0" style:font-style-asian="normal" style:font-weight-asian="normal" style:font-style-complex="normal" style:font-weight-complex="normal"/>
    </style:style>
    <style:style style:name="T109" style:family="text">
      <style:text-properties fo:language="en" fo:country="US" fo:font-style="normal" fo:font-weight="normal" officeooo:rsid="054f00d5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fo:font-weight="normal" officeooo:rsid="0544da55" fo:background-color="transparent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54fe407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555d979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normal" fo:font-weight="normal" officeooo:rsid="055aa17e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fo:language="en" fo:country="US" fo:font-style="normal" fo:font-weight="normal" officeooo:rsid="055aa356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fo:language="en" fo:country="US" fo:font-style="normal" fo:font-weight="normal" officeooo:rsid="055fb3f4" fo:background-color="transparent" loext:char-shading-value="0" style:font-style-asian="normal" style:font-weight-asian="normal" style:font-style-complex="normal" style:font-weight-complex="normal"/>
    </style:style>
    <style:style style:name="T118" style:family="text">
      <style:text-properties fo:language="en" fo:country="US" fo:font-style="normal" fo:font-weight="normal" officeooo:rsid="0560be5f" fo:background-color="transparent" loext:char-shading-value="0" style:font-style-asian="normal" style:font-weight-asian="normal" style:font-style-complex="normal" style:font-weight-complex="normal"/>
    </style:style>
    <style:style style:name="T119" style:family="text">
      <style:text-properties fo:language="en" fo:country="US" fo:font-style="normal" fo:font-weight="normal" officeooo:rsid="0563c731" fo:background-color="transparent" loext:char-shading-value="0" style:font-style-asian="normal" style:font-weight-asian="normal" style:font-style-complex="normal" style:font-weight-complex="normal"/>
    </style:style>
    <style:style style:name="T120" style:family="text">
      <style:text-properties fo:language="en" fo:country="US" fo:font-style="normal" fo:font-weight="normal" officeooo:rsid="05650523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fo:language="en" fo:country="US" fo:font-style="normal" fo:font-weight="normal" officeooo:rsid="05669202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fo:language="en" fo:country="US" fo:font-style="normal" fo:font-weight="normal" officeooo:rsid="05672450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fo:language="en" fo:country="US" fo:font-style="normal" fo:font-weight="normal" officeooo:rsid="056a174f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fo:language="en" fo:country="US" fo:font-style="normal" fo:font-weight="normal" officeooo:rsid="056bfbcd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normal" fo:font-weight="normal" officeooo:rsid="056df357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fo:language="en" fo:country="US" fo:font-style="normal" fo:font-weight="normal" officeooo:rsid="057aadad" fo:background-color="transparent" loext:char-shading-value="0" style:font-style-asian="normal" style:font-weight-asian="normal" style:font-style-complex="normal" style:font-weight-complex="normal"/>
    </style:style>
    <style:style style:name="T127" style:family="text">
      <style:text-properties fo:language="en" fo:country="US" fo:font-style="normal" fo:font-weight="normal" officeooo:rsid="0532eefe" fo:background-color="#dddddd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5406575" fo:background-color="#dddddd" loext:char-shading-value="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5421985" fo:background-color="#dddddd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55aa356" fo:background-color="#dddddd" loext:char-shading-value="0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562575c" fo:background-color="#dddddd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5650523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5669202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56e5dbb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57aadad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57ad8b3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bold" officeooo:rsid="053e818f" fo:background-color="transparent" loext:char-shading-value="0" style:font-style-asian="normal" style:font-weight-asian="bold" style:font-style-complex="normal" style:font-weight-complex="bold"/>
    </style:style>
    <style:style style:name="T138" style:family="text">
      <style:text-properties fo:language="en" fo:country="US" fo:font-style="normal" fo:font-weight="bold" officeooo:rsid="050afffe" fo:background-color="transparent" loext:char-shading-value="0" style:font-style-asian="normal" style:font-weight-asian="bold" style:font-style-complex="normal" style:font-weight-complex="bold"/>
    </style:style>
    <style:style style:name="T139" style:family="text">
      <style:text-properties fo:language="en" fo:country="US" fo:font-style="normal" fo:font-weight="bold" officeooo:rsid="05406575" fo:background-color="transparent" loext:char-shading-value="0" style:font-style-asian="normal" style:font-weight-asian="bold" style:font-style-complex="normal" style:font-weight-complex="bold"/>
    </style:style>
    <style:style style:name="T140" style:family="text">
      <style:text-properties fo:language="en" fo:country="US" fo:font-style="normal" fo:font-weight="bold" officeooo:rsid="0540fe5f" fo:background-color="transparent" loext:char-shading-value="0" style:font-style-asian="normal" style:font-weight-asian="bold" style:font-style-complex="normal" style:font-weight-complex="bold"/>
    </style:style>
    <style:style style:name="T141" style:family="text">
      <style:text-properties fo:language="en" fo:country="US" fo:font-style="normal" fo:font-weight="bold" officeooo:rsid="0544e34a" fo:background-color="transparent" loext:char-shading-value="0" style:font-style-asian="normal" style:font-weight-asian="bold" style:font-style-complex="normal" style:font-weight-complex="bold"/>
    </style:style>
    <style:style style:name="T142" style:family="text">
      <style:text-properties fo:language="en" fo:country="US" fo:font-style="normal" fo:font-weight="bold" officeooo:rsid="0544da55" fo:background-color="transparent" loext:char-shading-value="0" style:font-style-asian="normal" style:font-weight-asian="bold" style:font-style-complex="normal" style:font-weight-complex="bold"/>
    </style:style>
    <style:style style:name="T143" style:family="text">
      <style:text-properties fo:language="en" fo:country="US" fo:font-style="normal" fo:font-weight="bold" officeooo:rsid="0538a688" fo:background-color="transparent" loext:char-shading-value="0" style:font-style-asian="normal" style:font-weight-asian="bold" style:font-style-complex="normal" style:font-weight-complex="bold"/>
    </style:style>
    <style:style style:name="T144" style:family="text">
      <style:text-properties fo:language="en" fo:country="US" fo:font-style="normal" fo:font-weight="bold" officeooo:rsid="054f00d5" fo:background-color="transparent" loext:char-shading-value="0" style:font-style-asian="normal" style:font-weight-asian="bold" style:font-style-complex="normal" style:font-weight-complex="bold"/>
    </style:style>
    <style:style style:name="T145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146" style:family="text">
      <style:text-properties fo:language="en" fo:country="US" fo:font-style="normal" fo:font-weight="bold" officeooo:rsid="055aa17e" fo:background-color="transparent" loext:char-shading-value="0" style:font-style-asian="normal" style:font-weight-asian="bold" style:font-style-complex="normal" style:font-weight-complex="bold"/>
    </style:style>
    <style:style style:name="T147" style:family="text">
      <style:text-properties fo:language="en" fo:country="US" fo:font-style="normal" fo:font-weight="bold" officeooo:rsid="055aa356" fo:background-color="transparent" loext:char-shading-value="0" style:font-style-asian="normal" style:font-weight-asian="bold" style:font-style-complex="normal" style:font-weight-complex="bold"/>
    </style:style>
    <style:style style:name="T148" style:family="text">
      <style:text-properties fo:language="en" fo:country="US" fo:font-style="normal" fo:font-weight="bold" officeooo:rsid="055fb3f4" fo:background-color="transparent" loext:char-shading-value="0" style:font-style-asian="normal" style:font-weight-asian="bold" style:font-style-complex="normal" style:font-weight-complex="bold"/>
    </style:style>
    <style:style style:name="T149" style:family="text">
      <style:text-properties fo:language="en" fo:country="US" fo:font-style="normal" fo:font-weight="bold" officeooo:rsid="054bd29b" fo:background-color="transparent" loext:char-shading-value="0" style:font-style-asian="normal" style:font-weight-asian="bold" style:font-style-complex="normal" style:font-weight-complex="bold"/>
    </style:style>
    <style:style style:name="T150" style:family="text">
      <style:text-properties fo:language="en" fo:country="US" fo:font-style="normal" fo:font-weight="bold" officeooo:rsid="056a174f" fo:background-color="transparent" loext:char-shading-value="0" style:font-style-asian="normal" style:font-weight-asian="bold" style:font-style-complex="normal" style:font-weight-complex="bold"/>
    </style:style>
    <style:style style:name="T151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52" style:family="text">
      <style:text-properties fo:language="en" fo:country="US" fo:font-style="normal" fo:font-weight="bold" officeooo:rsid="0532eefe" fo:background-color="#dddddd" loext:char-shading-value="0" style:font-style-asian="normal" style:font-weight-asian="bold" style:font-style-complex="normal" style:font-weight-complex="bold"/>
    </style:style>
    <style:style style:name="T153" style:family="text">
      <style:text-properties fo:language="en" fo:country="US" fo:font-style="normal" fo:font-weight="bold" officeooo:rsid="056e5dbb" fo:background-color="#dddddd" loext:char-shading-value="0" style:font-style-asian="normal" style:font-weight-asian="bold" style:font-style-complex="normal" style:font-weight-complex="bold"/>
    </style:style>
    <style:style style:name="T15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55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56" style:family="text">
      <style:text-properties fo:language="en" fo:country="US" fo:font-weight="bold" officeooo:rsid="04a31e23" fo:background-color="#fff200" loext:char-shading-value="0" style:font-weight-asian="bold" style:font-weight-complex="bold"/>
    </style:style>
    <style:style style:name="T157" style:family="text">
      <style:text-properties fo:language="en" fo:country="US" fo:font-weight="bold" officeooo:rsid="03c46b51" fo:background-color="#fff200" loext:char-shading-value="0" style:font-weight-asian="bold" style:font-weight-complex="bold"/>
    </style:style>
    <style:style style:name="T158" style:family="text">
      <style:text-properties fo:language="en" fo:country="US" fo:font-weight="bold" officeooo:rsid="051f4e4f" fo:background-color="#fff200" loext:char-shading-value="0" style:font-weight-asian="bold" style:font-weight-complex="bold"/>
    </style:style>
    <style:style style:name="T159" style:family="text">
      <style:text-properties fo:language="en" fo:country="US" fo:font-weight="bold" officeooo:rsid="052afdd9" fo:background-color="#fff200" loext:char-shading-value="0" style:font-weight-asian="bold" style:font-weight-complex="bold"/>
    </style:style>
    <style:style style:name="T160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61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62" style:family="text">
      <style:text-properties fo:language="en" fo:country="US" fo:font-weight="bold" officeooo:rsid="04704b22" fo:background-color="#dddddd" loext:char-shading-value="0" style:font-weight-asian="bold" style:font-weight-complex="bold"/>
    </style:style>
    <style:style style:name="T163" style:family="text">
      <style:text-properties fo:language="en" fo:country="US" fo:font-weight="bold" officeooo:rsid="051e6b25" fo:background-color="#dddddd" loext:char-shading-value="0" style:font-weight-asian="bold" style:font-weight-complex="bold"/>
    </style:style>
    <style:style style:name="T164" style:family="text">
      <style:text-properties fo:language="en" fo:country="US" fo:font-weight="bold" officeooo:rsid="04a5c054" fo:background-color="#dddddd" loext:char-shading-value="0" style:font-weight-asian="bold" style:font-weight-complex="bold"/>
    </style:style>
    <style:style style:name="T165" style:family="text">
      <style:text-properties fo:language="en" fo:country="US" fo:font-weight="bold" officeooo:rsid="0532eefe" fo:background-color="#dddddd" loext:char-shading-value="0" style:font-weight-asian="bold" style:font-weight-complex="bold"/>
    </style:style>
    <style:style style:name="T166" style:family="text">
      <style:text-properties fo:language="en" fo:country="US" fo:font-weight="bold" officeooo:rsid="0578deb5" fo:background-color="#dddddd" loext:char-shading-value="0" style:font-weight-asian="bold" style:font-weight-complex="bold"/>
    </style:style>
    <style:style style:name="T167" style:family="text">
      <style:text-properties fo:language="en" fo:country="US" fo:font-weight="bold" officeooo:rsid="053e4896" fo:background-color="#dddddd" loext:char-shading-value="0" style:font-weight-asian="bold" style:font-weight-complex="bold"/>
    </style:style>
    <style:style style:name="T168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169" style:family="text">
      <style:text-properties fo:language="en" fo:country="US" fo:font-weight="bold" officeooo:rsid="0472095c" fo:background-color="transparent" loext:char-shading-value="0" style:font-weight-asian="bold" style:font-weight-complex="bold"/>
    </style:style>
    <style:style style:name="T170" style:family="text">
      <style:text-properties fo:language="en" fo:country="US" fo:font-weight="bold" officeooo:rsid="04724798" fo:background-color="transparent" loext:char-shading-value="0" style:font-weight-asian="bold" style:font-weight-complex="bold"/>
    </style:style>
    <style:style style:name="T171" style:family="text">
      <style:text-properties fo:language="en" fo:country="US" fo:font-weight="bold" officeooo:rsid="0523df97" fo:background-color="transparent" loext:char-shading-value="0" style:font-weight-asian="bold" style:font-weight-complex="bold"/>
    </style:style>
    <style:style style:name="T172" style:family="text">
      <style:text-properties fo:language="en" fo:country="US" fo:font-weight="bold" officeooo:rsid="052d6ed4" fo:background-color="transparent" loext:char-shading-value="0" style:font-weight-asian="bold" style:font-weight-complex="bold"/>
    </style:style>
    <style:style style:name="T173" style:family="text">
      <style:text-properties fo:language="en" fo:country="US" fo:font-weight="bold" officeooo:rsid="0531b203" fo:background-color="transparent" loext:char-shading-value="0" style:font-weight-asian="bold" style:font-weight-complex="bold"/>
    </style:style>
    <style:style style:name="T174" style:family="text">
      <style:text-properties fo:language="en" fo:country="US" fo:font-weight="bold" officeooo:rsid="052fb679" fo:background-color="transparent" loext:char-shading-value="0" style:font-weight-asian="bold" style:font-weight-complex="bold"/>
    </style:style>
    <style:style style:name="T175" style:family="text">
      <style:text-properties fo:language="en" fo:country="US" fo:font-weight="bold" officeooo:rsid="05353b87" fo:background-color="transparent" loext:char-shading-value="0" style:font-weight-asian="bold" style:font-weight-complex="bold"/>
    </style:style>
    <style:style style:name="T176" style:family="text">
      <style:text-properties fo:language="en" fo:country="US" fo:font-weight="bold" officeooo:rsid="0535f772" fo:background-color="transparent" loext:char-shading-value="0" style:font-weight-asian="bold" style:font-weight-complex="bold"/>
    </style:style>
    <style:style style:name="T177" style:family="text">
      <style:text-properties fo:language="en" fo:country="US" fo:font-weight="bold" officeooo:rsid="0555d979" fo:background-color="transparent" loext:char-shading-value="0" style:font-weight-asian="bold" style:font-weight-complex="bold"/>
    </style:style>
    <style:style style:name="T178" style:family="text">
      <style:text-properties fo:language="en" fo:country="US" fo:font-weight="bold" officeooo:rsid="053c69d4" fo:background-color="transparent" loext:char-shading-value="0" style:font-weight-asian="bold" style:font-weight-complex="bold"/>
    </style:style>
    <style:style style:name="T179" style:family="text">
      <style:text-properties fo:language="en" fo:country="US" fo:font-weight="bold" officeooo:rsid="0532eefe" fo:background-color="transparent" loext:char-shading-value="0" style:font-weight-asian="bold" style:font-weight-complex="bold"/>
    </style:style>
    <style:style style:name="T180" style:family="text">
      <style:text-properties fo:language="en" fo:country="US" fo:font-weight="bold" officeooo:rsid="00704232" style:font-weight-asian="bold" style:font-weight-complex="bold"/>
    </style:style>
    <style:style style:name="T181" style:family="text">
      <style:text-properties fo:language="en" fo:country="US" fo:font-weight="bold" officeooo:rsid="00d88c8c" style:font-weight-asian="bold" style:font-weight-complex="bold"/>
    </style:style>
    <style:style style:name="T182" style:family="text">
      <style:text-properties fo:language="en" fo:country="US" fo:font-weight="bold" officeooo:rsid="051e6b25" style:font-weight-asian="bold" style:font-weight-complex="bold"/>
    </style:style>
    <style:style style:name="T183" style:family="text">
      <style:text-properties fo:language="en" fo:country="US" officeooo:rsid="00bb70dd"/>
    </style:style>
    <style:style style:name="T184" style:family="text">
      <style:text-properties fo:language="en" fo:country="US" officeooo:rsid="00704232"/>
    </style:style>
    <style:style style:name="T185" style:family="text">
      <style:text-properties fo:color="#999999" loext:opacity="100%" fo:font-weight="bold" officeooo:rsid="001e4eb8" style:font-weight-asian="bold" style:font-weight-complex="bold"/>
    </style:style>
    <style:style style:name="T186" style:family="text">
      <style:text-properties fo:color="#999999" loext:opacity="100%" fo:font-weight="bold" officeooo:rsid="00373dfb" style:font-weight-asian="bold" style:font-weight-complex="bold"/>
    </style:style>
    <style:style style:name="T187" style:family="text">
      <style:text-properties fo:color="#999999" loext:opacity="100%" fo:font-weight="bold" officeooo:rsid="01ebd016" style:font-weight-asian="bold" style:font-weight-complex="bold"/>
    </style:style>
    <style:style style:name="T188" style:family="text">
      <style:text-properties fo:color="#999999" loext:opacity="100%" fo:font-weight="bold" officeooo:rsid="014f0a12" style:font-weight-asian="bold" style:font-weight-complex="bold"/>
    </style:style>
    <style:style style:name="T189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color="#999999" loext:opacity="100%" fo:language="en" fo:country="US" fo:font-style="normal" fo:font-weight="normal" officeooo:rsid="05353b87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93" style:family="text">
      <style:text-properties fo:color="#999999" loext:opacity="100%" fo:language="en" fo:country="US" fo:font-weight="bold" officeooo:rsid="053649cd" style:font-weight-asian="bold" style:font-weight-complex="bold"/>
    </style:style>
    <style:style style:name="T194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95" style:family="text">
      <style:text-properties fo:color="#999999" loext:opacity="100%" fo:language="en" fo:country="US" fo:font-weight="bold" officeooo:rsid="05381ce5" style:font-weight-asian="bold" style:font-weight-complex="bold"/>
    </style:style>
    <style:style style:name="T196" style:family="text">
      <style:text-properties fo:color="#999999" loext:opacity="100%" fo:language="en" fo:country="US" fo:font-style="italic" fo:font-weight="normal" officeooo:rsid="028af2ba" fo:background-color="transparent" loext:char-shading-value="0" style:font-style-asian="italic" style:font-weight-asian="normal" style:font-style-complex="italic" style:font-weight-complex="normal"/>
    </style:style>
    <style:style style:name="T197" style:family="text">
      <style:text-properties fo:color="#999999" loext:opacity="100%" fo:language="en" fo:country="US" fo:font-style="italic" fo:font-weight="normal" officeooo:rsid="03bb9eb9" fo:background-color="transparent" loext:char-shading-value="0" style:font-style-asian="italic" style:font-weight-asian="normal" style:font-style-complex="italic" style:font-weight-complex="normal"/>
    </style:style>
    <style:style style:name="T198" style:family="text">
      <style:text-properties fo:color="#999999" loext:opacity="100%" fo:font-style="normal" officeooo:rsid="028af2ba" style:font-style-asian="normal" style:font-style-complex="normal"/>
    </style:style>
    <style:style style:name="T199" style:family="text">
      <style:text-properties fo:color="#999999" loext:opacity="100%" fo:font-style="normal" officeooo:rsid="03bb9eb9" style:font-style-asian="normal" style:font-style-complex="normal"/>
    </style:style>
    <style:style style:name="T200" style:family="text">
      <style:text-properties fo:color="#999999" loext:opacity="100%" fo:font-size="6pt" fo:language="en" fo:country="US" fo:font-style="normal" fo:font-weight="normal" officeooo:rsid="028af2ba" fo:background-color="transparent" loext:char-shading-value="0" style:font-size-asian="6pt" style:font-style-asian="normal" style:font-weight-asian="normal" style:font-size-complex="6pt" style:font-style-complex="normal" style:font-weight-complex="normal"/>
    </style:style>
    <style:style style:name="T201" style:family="text">
      <style:text-properties fo:color="#999999" loext:opacity="100%" fo:font-size="6pt" fo:language="en" fo:country="US" fo:font-style="normal" fo:font-weight="normal" officeooo:rsid="028af2ba" fo:background-color="#dddddd" loext:char-shading-value="0" style:font-size-asian="6pt" style:font-style-asian="normal" style:font-weight-asian="normal" style:font-size-complex="6pt" style:font-style-complex="normal" style:font-weight-complex="normal"/>
    </style:style>
    <style:style style:name="T202" style:family="text">
      <style:text-properties fo:color="#999999" loext:opacity="100%" officeooo:rsid="028af2ba" fo:background-color="transparent" loext:char-shading-value="0"/>
    </style:style>
    <style:style style:name="T203" style:family="text">
      <style:text-properties fo:color="#999999" loext:opacity="100%" officeooo:rsid="03bb9eb9" fo:background-color="transparent" loext:char-shading-value="0"/>
    </style:style>
    <style:style style:name="T204" style:family="text">
      <style:text-properties fo:color="#999999" loext:opacity="100%" officeooo:rsid="028af2ba" fo:background-color="#cccccc" loext:char-shading-value="0"/>
    </style:style>
    <style:style style:name="T205" style:family="text">
      <style:text-properties fo:color="#999999" loext:opacity="100%" officeooo:rsid="028af2ba" fo:background-color="#cccccc" loext:char-shading-value="0"/>
    </style:style>
    <style:style style:name="T206" style:family="text">
      <style:text-properties fo:color="#999999" loext:opacity="100%" officeooo:rsid="03bb9eb9" fo:background-color="#cccccc" loext:char-shading-value="0"/>
    </style:style>
    <style:style style:name="T207" style:family="text">
      <style:text-properties fo:color="#999999" loext:opacity="100%" officeooo:rsid="03bb9eb9" fo:background-color="#cccccc" loext:char-shading-value="0"/>
    </style:style>
    <style:style style:name="T208" style:family="text">
      <style:text-properties fo:color="#999999" loext:opacity="100%" officeooo:rsid="028af2ba"/>
    </style:style>
    <style:style style:name="T209" style:family="text">
      <style:text-properties fo:color="#999999" loext:opacity="100%" officeooo:rsid="03bb9eb9"/>
    </style:style>
    <style:style style:name="T210" style:family="text">
      <style:text-properties officeooo:rsid="00136227"/>
    </style:style>
    <style:style style:name="T211" style:family="text">
      <style:text-properties officeooo:rsid="0532eefe" fo:background-color="#dddddd" loext:char-shading-value="0"/>
    </style:style>
    <style:style style:name="T2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3" style:family="text">
      <style:text-properties fo:font-style="normal" fo:font-weight="bold" officeooo:rsid="04e48279" style:font-style-asian="normal" style:font-weight-asian="bold" style:font-style-complex="normal" style:font-weight-complex="bold"/>
    </style:style>
    <style:style style:name="T214" style:family="text">
      <style:text-properties fo:font-style="normal" fo:font-weight="bold" officeooo:rsid="051f4e4f" style:font-style-asian="normal" style:font-weight-asian="bold" style:font-style-complex="normal" style:font-weight-complex="bold"/>
    </style:style>
    <style:style style:name="T215" style:family="text">
      <style:text-properties officeooo:rsid="051f4e4f"/>
    </style:style>
    <style:style style:name="T216" style:family="text">
      <style:text-properties fo:font-size="4pt" fo:language="en" fo:country="US" fo:font-style="italic" fo:font-weight="normal" officeooo:rsid="05353b87" fo:background-color="transparent" loext:char-shading-value="0" style:font-size-asian="4pt" style:font-style-asian="italic" style:font-weight-asian="normal" style:font-size-complex="4pt" style:font-style-complex="italic" style:font-weight-complex="normal"/>
    </style:style>
    <style:style style:name="T217" style:family="text">
      <style:text-properties officeooo:rsid="0532eefe"/>
    </style:style>
    <style:style style:name="T218" style:family="text">
      <style:text-properties officeooo:rsid="05353b87"/>
    </style:style>
    <style:style style:name="T219" style:family="text">
      <style:text-properties officeooo:rsid="05364949"/>
    </style:style>
    <style:style style:name="T220" style:family="text">
      <style:text-properties fo:background-color="transparent" loext:char-shading-value="0"/>
    </style:style>
    <style:style style:name="T221" style:family="text">
      <style:text-properties officeooo:rsid="050afffe" fo:background-color="transparent" loext:char-shading-value="0"/>
    </style:style>
    <style:style style:name="T222" style:family="text">
      <style:text-properties officeooo:rsid="0538a688" fo:background-color="transparent" loext:char-shading-value="0"/>
    </style:style>
    <style:style style:name="T223" style:family="text">
      <style:text-properties officeooo:rsid="055b61a7" fo:background-color="transparent" loext:char-shading-value="0"/>
    </style:style>
    <style:style style:name="T224" style:family="text">
      <style:text-properties officeooo:rsid="050afffe"/>
    </style:style>
    <style:style style:name="T225" style:family="text">
      <style:text-properties officeooo:rsid="0542fc39"/>
    </style:style>
    <style:style style:name="T226" style:family="text">
      <style:text-properties officeooo:rsid="0538a688"/>
    </style:style>
    <style:style style:name="T227" style:family="text">
      <style:text-properties officeooo:rsid="054771b8"/>
    </style:style>
    <style:style style:name="T228" style:family="text">
      <style:text-properties officeooo:rsid="054e3dcc"/>
    </style:style>
    <style:style style:name="T229" style:family="text">
      <style:text-properties officeooo:rsid="054f00d5"/>
    </style:style>
    <style:style style:name="T230" style:family="text">
      <style:text-properties officeooo:rsid="054fe407"/>
    </style:style>
    <style:style style:name="T231" style:family="text">
      <style:text-properties officeooo:rsid="0553fbb6"/>
    </style:style>
    <style:style style:name="T232" style:family="text">
      <style:text-properties officeooo:rsid="055b61a7"/>
    </style:style>
    <style:style style:name="T233" style:family="text">
      <style:text-properties officeooo:rsid="056e5dbb"/>
    </style:style>
    <style:style style:name="T234" style:family="text">
      <style:text-properties officeooo:rsid="057b13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### <text:span text:style-name="T1">Intro</text:span> ###</text:p>
      <text:p text:style-name="P43"/>
      <text:p text:style-name="P40"><text:span text:style-name="T210">Here are some </text:span><text:span text:style-name="T2">Java </text:span><text:span text:style-name="T3">IDE</text:span><text:span text:style-name="T11"> </text:span><text:span text:style-name="T12">improvements </text:span><text:span text:style-name="T13">of </text:span><text:span text:style-name="T23">Eclipse </text:span><text:span text:style-name="T5">202</text:span><text:span text:style-name="T6">2</text:span><text:span text:style-name="T5">-</text:span><text:span text:style-name="T7">12</text:span><text:span text:style-name="T22">,</text:span></text:p>
      <text:p text:style-name="P46"><text:span text:style-name="T69">including</text:span><text:span text:style-name="T181"> </text:span><text:span text:style-name="T182">Java 19 support </text:span><text:span text:style-name="T83">and minor </text:span><text:span text:style-name="T84">Maven, </text:span><text:span text:style-name="T83">Git</text:span><text:span text:style-name="T85"> and </text:span><text:span text:style-name="T83">other</text:span><text:span text:style-name="T85"> improvements.</text:span></text:p>
      <text:p text:style-name="P45"><text:span text:style-name="T70">improvements </text:span><text:span text:style-name="T69">that have been added </text:span><text:span text:style-name="T160">since the last release in </text:span><text:span text:style-name="T163">September</text:span><text:span text:style-name="T161"> 202</text:span><text:span text:style-name="T162">2</text:span><text:span text:style-name="T160"> </text:span><text:span text:style-name="T69">three months </text:span><text:span text:style-name="T71">ago</text:span><text:span text:style-name="T72">.</text:span></text:p>
      <text:p text:style-name="P4"/>
      <text:p text:style-name="P2"/>
      <text:p text:style-name="P39"><text:span text:style-name="T185">### </text:span><text:span text:style-name="T186">J</text:span><text:span text:style-name="T187">ava</text:span><text:span text:style-name="T188"> </text:span><text:span text:style-name="T185">###</text:span></text:p>
      <text:p text:style-name="P41"/>
      <text:p text:style-name="P50"><text:span text:style-name="T35">In the Eclipse 202</text:span><text:span text:style-name="T37">2</text:span><text:span text:style-name="T35">-</text:span><text:span text:style-name="T42">12</text:span><text:span text:style-name="T35"> Java IDE, </text:span><text:span text:style-name="T154">Java </text:span><text:span text:style-name="T157">1</text:span><text:span text:style-name="T158">9</text:span><text:span text:style-name="T154"> support</text:span><text:span text:style-name="T35"> i</text:span><text:span text:style-name="T38">s</text:span><text:span text:style-name="T35"> now </text:span><text:span text:style-name="T154">built-in</text:span><text:span text:style-name="T35">.</text:span></text:p>
      <text:p text:style-name="P50"><text:span text:style-name="T69">When creating a </text:span><text:span text:style-name="T160">new Java project</text:span><text:span text:style-name="T69">,</text:span></text:p>
      <text:p text:style-name="P51"><text:span text:style-name="T39">you can </text:span><text:span text:style-name="T168">select</text:span><text:span text:style-name="T39"> </text:span><text:span text:style-name="T40">which</text:span><text:span text:style-name="T39"> JRE </text:span><text:span text:style-name="T40">to</text:span><text:span text:style-name="T41"> use </text:span><text:span text:style-name="T39">from a </text:span><text:span text:style-name="T169">l</text:span><text:span text:style-name="T168">ist </text:span><text:span text:style-name="T56">of</text:span><text:span text:style-name="T39"> </text:span><text:span text:style-name="T168">all Java versions </text:span><text:span text:style-name="T56">that </text:span><text:span text:style-name="T66">now </text:span><text:span text:style-name="T56">goes up to</text:span><text:span text:style-name="T39"> </text:span><text:span text:style-name="T168">Java 19</text:span><text:span text:style-name="T39">.</text:span></text:p>
      <text:p text:style-name="P67"><text:span text:style-name="T62">Since</text:span><text:span text:style-name="T43"> </text:span><text:span text:style-name="T44">Eclipse is </text:span><text:span text:style-name="T170">shipped with</text:span><text:span text:style-name="T41"> the newest Java long term support version, </text:span><text:span text:style-name="T56">which is</text:span><text:span text:style-name="T41"> </text:span><text:span text:style-name="T170">Java 17</text:span><text:span text:style-name="T43">,</text:span></text:p>
      <text:p text:style-name="P50"><text:span text:style-name="T213">in order </text:span><text:span text:style-name="T212">to code in Java 1</text:span><text:span text:style-name="T214">9</text:span><text:span text:style-name="T212"> </text:span>you need to make sure that a Java 1<text:span text:style-name="T215">9</text:span> <text:span text:style-name="T8">JDK is installed</text:span> on your system</text:p>
      <text:p text:style-name="P67"><text:span text:style-name="T57">and configured in</text:span><text:span text:style-name="T58"> the </text:span><text:span text:style-name="T145">preferences</text:span><text:span text:style-name="T112"> </text:span><text:span text:style-name="T113">in</text:span><text:span text:style-name="T114"> </text:span><text:span text:style-name="T91">Installed JREs</text:span><text:span text:style-name="T58">.</text:span></text:p>
      <text:p text:style-name="P6"/>
      <text:p text:style-name="P50"><text:span text:style-name="T36">Eclipse's incremental </text:span><text:span text:style-name="T169">Java compiler</text:span><text:span text:style-name="T36"> </text:span><text:span text:style-name="T47">as well as the</text:span><text:span text:style-name="T36"> </text:span><text:span text:style-name="T169">Java editor</text:span><text:span text:style-name="T36"> have been </text:span><text:span text:style-name="T169">enhanced</text:span><text:span text:style-name="T36"> to </text:span><text:span text:style-name="T169">support Java 19</text:span><text:span text:style-name="T36">.</text:span></text:p>
      <text:p text:style-name="P71"><text:span text:style-name="T36">There are </text:span><text:span text:style-name="T169">two</text:span><text:span text:style-name="T36"> interesting </text:span><text:span text:style-name="T169">language features</text:span><text:span text:style-name="T36"> </text:span><text:span text:style-name="T56">in Java 19</text:span><text:span text:style-name="T45">,</text:span></text:p>
      <text:p text:style-name="P71"><text:span text:style-name="T56">b</text:span><text:span text:style-name="T36">oth </text:span><text:span text:style-name="T63">as</text:span><text:span text:style-name="T36"> </text:span><text:span text:style-name="T169">preview features</text:span><text:span text:style-name="T36"> </text:span><text:span text:style-name="T66">and </text:span><text:span text:style-name="T73">not intended to be used in production.</text:span></text:p>
      <text:p text:style-name="P68"><text:span text:style-name="T79">But to</text:span><text:span text:style-name="T73"> get an impression </text:span><text:span text:style-name="T80">of</text:span><text:span text:style-name="T73"> the </text:span><text:span text:style-name="T164">future Java</text:span><text:span text:style-name="T73">,</text:span></text:p>
      <text:p text:style-name="P68"><text:span text:style-name="T47">you </text:span><text:span text:style-name="T56">c</text:span><text:span text:style-name="T66">an</text:span><text:span text:style-name="T47"> </text:span><text:span text:style-name="T177">enable</text:span><text:span text:style-name="T36"> the </text:span><text:span text:style-name="T171">Java 19</text:span><text:span text:style-name="T169"> </text:span><text:span text:style-name="T171">p</text:span><text:span text:style-name="T169">review features</text:span><text:span text:style-name="T36"> on project properties,</text:span></text:p>
      <text:p text:style-name="P69"><text:span text:style-name="T36">f</text:span><text:span text:style-name="T59">or example, by using the </text:span><text:span text:style-name="T169">quick fix</text:span><text:span text:style-name="T46"> </text:span><text:span text:style-name="T78">p</text:span><text:span text:style-name="T73">rovided on the error you get when they are not yet enabled.</text:span></text:p>
      <text:p text:style-name="P6"/>
      <text:p text:style-name="P52"><text:span text:style-name="T92">Record Patterns</text:span><text:span text:style-name="T36"> </text:span><text:span text:style-name="T48">are enhanced </text:span><text:span text:style-name="T86">instance</text:span><text:span text:style-name="T200">-</text:span><text:span text:style-name="T86">of</text:span><text:span text:style-name="T48"> </text:span><text:span text:style-name="T172">patterns</text:span><text:span text:style-name="T48"> to match record values.</text:span></text:p>
      <text:p text:style-name="P52"><text:span text:style-name="T48">They can be </text:span><text:span text:style-name="T172">further restricted</text:span><text:span text:style-name="T48"> by requiring </text:span><text:span text:style-name="T49">a</text:span><text:span text:style-name="T48"> </text:span><text:span text:style-name="T172">record value</text:span><text:span text:style-name="T48"> to match </text:span><text:span text:style-name="T49">a specific</text:span><text:span text:style-name="T48"> </text:span><text:span text:style-name="T172">subtype</text:span><text:span text:style-name="T48">.</text:span></text:p>
      <text:p text:style-name="P72"><text:span text:style-name="T73">Even further</text:span><text:span text:style-name="T36">, record patterns can be </text:span><text:span text:style-name="T169">nested</text:span><text:span text:style-name="T36">, </text:span><text:span text:style-name="T79">which can save a lot of boilerplate code.</text:span></text:p>
      <text:p text:style-name="P7"/>
      <text:p text:style-name="P53"><text:span text:style-name="T49">The other preview feature is </text:span><text:span text:style-name="T92">Pattern Matching for switch</text:span><text:span text:style-name="T49">,</text:span></text:p>
      <text:p text:style-name="P53"><text:span text:style-name="T50">a switch expression or statement with cases of </text:span><text:span text:style-name="T86">instance</text:span><text:span text:style-name="T200">-</text:span><text:span text:style-name="T86">of</text:span><text:span text:style-name="T200">-</text:span><text:span text:style-name="T50">s.</text:span></text:p>
      <text:p text:style-name="P54"><text:span text:style-name="T74">Like</text:span><text:span text:style-name="T73"> in a reg</text:span><text:span text:style-name="T75">ular </text:span><text:span text:style-name="T93">instance</text:span><text:span text:style-name="T201">-</text:span><text:span text:style-name="T93">of</text:span><text:span text:style-name="T50">, the value can be </text:span><text:span text:style-name="T174">bound to</text:span><text:span text:style-name="T50"> a </text:span><text:span text:style-name="T173">local </text:span><text:span text:style-name="T174">variable</text:span><text:span text:style-name="T50">.</text:span></text:p>
      <text:p text:style-name="P8">With an optional additional <text:span text:style-name="T24">when</text:span> condition, the case can be further restricted.</text:p>
      <text:p text:style-name="P70"><text:span text:style-name="T73">And if you like,</text:span><text:span text:style-name="T53"> you can </text:span><text:span text:style-name="T60">even</text:span><text:span text:style-name="T53"> </text:span><text:span text:style-name="T178">combine </text:span><text:span text:style-name="T179">both preview features</text:span><text:span text:style-name="T61">.</text:span></text:p>
      <text:p text:style-name="P8"/>
      <text:p text:style-name="P79"><text:span text:style-name="T81">Apart from</text:span><text:span text:style-name="T76"> </text:span><text:span text:style-name="T82">the </text:span><text:span text:style-name="T76">Java 19 support, there are a </text:span><text:span text:style-name="T165">couple of smaller improvements</text:span><text:span text:style-name="T76"> for Java.</text:span></text:p>
      <text:p text:style-name="P10"/>
      <text:p text:style-name="P80"><text:span text:style-name="T76">Extracting something to a local variable can be </text:span><text:span text:style-name="T165">dangerous</text:span><text:span text:style-name="T76">, when </text:span><text:span text:style-name="T165">moving</text:span><text:span text:style-name="T76"> it </text:span><text:span text:style-name="T166">in front of</text:span><text:span text:style-name="T76"> a </text:span><text:span text:style-name="T165">check </text:span><text:span text:style-name="T167">for </text:span><text:span text:style-name="T95">null</text:span><text:span text:style-name="T76">.</text:span></text:p>
      <text:p text:style-name="P56"><text:span text:style-name="T87">Refactor</text:span><text:span text:style-name="T191"> </text:span><text:span text:style-name="T189">[…</text:span><text:span text:style-name="T190">]</text:span><text:span text:style-name="T51"> </text:span><text:span text:style-name="T92">Extract Local Variable</text:span><text:span text:style-name="T51"> </text:span><text:span text:style-name="T67">has </text:span><text:span text:style-name="T52">bec</text:span><text:span text:style-name="T67">o</text:span><text:span text:style-name="T52">me smarter by</text:span><text:span text:style-name="T51"> </text:span><text:span text:style-name="T175">not</text:span><text:span text:style-name="T51"> </text:span><text:span text:style-name="T175">replac</text:span><text:span text:style-name="T176">ing</text:span><text:span text:style-name="T51"> occurrences</text:span><text:span text:style-name="T175"> guarded</text:span><text:span text:style-name="T51"> by </text:span><text:span text:style-name="T52">a</text:span><text:span text:style-name="T51"> </text:span><text:span text:style-name="T175">check </text:span><text:span text:style-name="T176">for </text:span><text:span text:style-name="T87">null</text:span><text:span text:style-name="T52">,</text:span></text:p>
      <text:p text:style-name="P55"><text:span text:style-name="T64">to pre</text:span><text:span text:style-name="T65">vent</text:span><text:span text:style-name="T51"> </text:span><text:span text:style-name="T96">Null</text:span><text:span text:style-name="T216"> </text:span><text:span text:style-name="T96">Pointer</text:span><text:span text:style-name="T216"> </text:span><text:span text:style-name="T96">Exception</text:span><text:span text:style-name="T98">s</text:span><text:span text:style-name="T51">.</text:span></text:p>
      <text:p text:style-name="P9"/>
      <text:p text:style-name="P58"><text:span text:style-name="T77">O</text:span><text:span text:style-name="T76">ther minor improvements</text:span><text:span text:style-name="T54"> </text:span><text:span text:style-name="T52">are </text:span><text:span text:style-name="T55">the </text:span><text:span text:style-name="T54">three </text:span><text:span text:style-name="T176">quick fixes</text:span><text:span text:style-name="T52"> (</text:span><text:span text:style-name="T154">Ctrl+1</text:span><text:span text:style-name="T52">) </text:span><text:span text:style-name="T55">that are </text:span><text:span text:style-name="T68">now also </text:span><text:span text:style-name="T52">provided </text:span><text:span text:style-name="T176">on classes</text:span><text:span text:style-name="T52"> </text:span><text:span text:style-name="T68">that have</text:span><text:span text:style-name="T52"> fields:</text:span></text:p>
      <text:p text:style-name="P12">- <text:span text:style-name="T25">Create getters and setters</text:span>,<text:span text:style-name="T218"> </text:span><text:span text:style-name="T198">[…</text:span><text:span text:style-name="T199">]</text:span></text:p>
      <text:p text:style-name="P12">- <text:span text:style-name="T25">Create hashCode() and equals() methods</text:span> <text:span text:style-name="T198">[…</text:span><text:span text:style-name="T199">] </text:span><text:span text:style-name="T219">and</text:span></text:p>
      <text:p text:style-name="P11">- <text:span text:style-name="T25">Create toString() method</text:span><text:span text:style-name="T217">.</text:span></text:p>
      <text:p text:style-name="P8"/>
      <text:p text:style-name="P5"/>
      <text:p text:style-name="P57"><text:span text:style-name="T192">### </text:span><text:span text:style-name="T193">Maven</text:span><text:span text:style-name="T194"> </text:span><text:span text:style-name="T192">###</text:span></text:p>
      <text:p text:style-name="P42"/>
      <text:p text:style-name="P28">Maven support has been improved as well.</text:p>
      <text:p text:style-name="P20"/>
      <text:p text:style-name="P73"><text:span text:style-name="T100">In the </text:span><text:span text:style-name="T137">preferences</text:span><text:span text:style-name="T99"> </text:span><text:span text:style-name="T189">[…</text:span><text:span text:style-name="T190">] </text:span><text:span text:style-name="T148">Maven</text:span><text:span text:style-name="T99"> </text:span><text:span text:style-name="T189">[…</text:span><text:span text:style-name="T190">] </text:span><text:span text:style-name="T92">Automatically update Maven projects configuration</text:span></text:p>
      <text:p text:style-name="P59"><text:span text:style-name="T99">is now no longer experimental </text:span><text:span text:style-name="T100">and </text:span><text:span text:style-name="T137">enabled by default</text:span><text:span text:style-name="T100">.</text:span></text:p>
      <text:p text:style-name="P60"><text:span text:style-name="T127">With that,</text:span><text:span text:style-name="T100"> the project configuration is updat</text:span><text:span text:style-name="T101">ed</text:span><text:span text:style-name="T100"> </text:span><text:span text:style-name="T146">when</text:span><text:span text:style-name="T100"> the </text:span><text:span text:style-name="T137">POM </text:span><text:span text:style-name="T100">file </text:span><text:span text:style-name="T115">is</text:span><text:span text:style-name="T137"> </text:span><text:span text:style-name="T146">saved</text:span><text:span text:style-name="T100">.</text:span></text:p>
      <text:p text:style-name="P60"><text:span text:style-name="T128">F</text:span><text:span text:style-name="T127">or example,</text:span><text:span text:style-name="T99"> in the </text:span><text:span text:style-name="T88">maven</text:span><text:span text:style-name="T196">-</text:span><text:span text:style-name="T88">compiler</text:span><text:span text:style-name="T196">-</text:span><text:span text:style-name="T88">plugin</text:span><text:span text:style-name="T99">, </text:span><text:span text:style-name="T189">[…</text:span><text:span text:style-name="T190">] </text:span><text:span text:style-name="T115">when y</text:span><text:span text:style-name="T99">ou </text:span><text:span text:style-name="T115">change</text:span><text:span text:style-name="T99"> the configuration</text:span></text:p>
      <text:p text:style-name="P35">you no longer need to manually update the Maven project.</text:p>
      <text:p text:style-name="P21"/>
      <text:p text:style-name="P61"><text:span text:style-name="T118">F</text:span><text:span text:style-name="T99">or dependencies without explicit version, the </text:span><text:span text:style-name="T140">m</text:span><text:span text:style-name="T138">anaged version</text:span><text:span text:style-name="T99"> is shown </text:span><text:span text:style-name="T138">in</text:span><text:span text:style-name="T99"> the </text:span><text:span text:style-name="T138">hover</text:span><text:span text:style-name="T99"> now.</text:span></text:p>
      <text:p text:style-name="P24"/>
      <text:p text:style-name="P74"><text:span text:style-name="T118">And t</text:span><text:span text:style-name="T117">he </text:span><text:span text:style-name="T148">c</text:span><text:span text:style-name="T147">ontent assist</text:span><text:span text:style-name="T101"> </text:span><text:span text:style-name="T126">now </text:span><text:span text:style-name="T99">provides</text:span><text:span text:style-name="T121"> </text:span><text:span text:style-name="T99">proposals</text:span><text:span text:style-name="T101"> </text:span><text:span text:style-name="T138">for more properties</text:span><text:span text:style-name="T99"> that expect</text:span><text:span text:style-name="T101"> a </text:span><text:span text:style-name="T138">file</text:span><text:span text:style-name="T99"> </text:span><text:span text:style-name="T189">[…</text:span><text:span text:style-name="T190">]</text:span><text:span text:style-name="T99"> </text:span><text:span text:style-name="T101">or a </text:span><text:span text:style-name="T139">directory</text:span><text:span text:style-name="T99">.</text:span></text:p>
      <text:p text:style-name="P23"/>
      <text:p text:style-name="P26"/>
      <text:p text:style-name="P57"><text:span text:style-name="T192">### </text:span><text:span text:style-name="T195">Web</text:span><text:span text:style-name="T194"> </text:span><text:span text:style-name="T192">###</text:span></text:p>
      <text:p text:style-name="P42"/>
      <text:p text:style-name="P61"><text:span text:style-name="T127">The </text:span><text:span text:style-name="T152">XML editor</text:span><text:span text:style-name="T127"> used in the POM editor </text:span><text:span text:style-name="T130">and in</text:span><text:span text:style-name="T127"> the </text:span><text:span text:style-name="T152">Generic Text Editor</text:span><text:span text:style-name="T127"> has also </text:span><text:span text:style-name="T135">been </text:span><text:span text:style-name="T127">improved.</text:span></text:p>
      <text:p text:style-name="P25"/>
      <text:p text:style-name="P62"><text:span text:style-name="T102">When </text:span><text:span text:style-name="T103">you</text:span><text:span text:style-name="T102"> typ</text:span><text:span text:style-name="T103">e a</text:span><text:span text:style-name="T102"> start tag, the </text:span><text:span text:style-name="T140">end tag</text:span><text:span text:style-name="T102"> is </text:span><text:span text:style-name="T140">automatically added</text:span><text:span text:style-name="T102">. </text:span><text:span text:style-name="T129">Or</text:span><text:span text:style-name="T127"> the other way round,</text:span></text:p>
      <text:p text:style-name="P62"><text:span text:style-name="T103">when</text:span><text:span text:style-name="T102"> you turn a start tag into an </text:span><text:span text:style-name="T140">empty element</text:span><text:span text:style-name="T102">, the </text:span><text:span text:style-name="T140">end tag</text:span><text:span text:style-name="T102"> will be </text:span><text:span text:style-name="T140">removed</text:span><text:span text:style-name="T102"> automatically. </text:span></text:p>
      <text:p text:style-name="P29">That’s handy, isn’t it?</text:p>
      <text:p text:style-name="P25"/>
      <text:p text:style-name="P65"><text:span text:style-name="T110">You can configure formatting to your needs: in </text:span><text:span text:style-name="T142">p</text:span><text:span text:style-name="T143">references</text:span><text:span text:style-name="T99"> </text:span><text:span text:style-name="T189">[…</text:span><text:span text:style-name="T190">]</text:span><text:span text:style-name="T99"> </text:span><text:span text:style-name="T89">XML </text:span><text:span text:style-name="T197">(</text:span><text:span text:style-name="T89">Wild Web Developer</text:span><text:span text:style-name="T197">)</text:span><text:span text:style-name="T97"> </text:span><text:span text:style-name="T196">[…</text:span><text:span text:style-name="T197">]</text:span><text:span text:style-name="T97"> </text:span><text:span text:style-name="T89">Formatting</text:span><text:span text:style-name="T104">.</text:span></text:p>
      <text:p text:style-name="P36">Note that you won’t find settings for indentation here, because the settings for text editors are used instead.</text:p>
      <text:p text:style-name="P15"/>
      <text:p text:style-name="P15"><text:span text:style-name="T225">Handy is also the </text:span><text:span text:style-name="T25">Bind to schema/grammar...</text:span><text:span text:style-name="T224"> link at the top of unbound XML files.</text:span></text:p>
      <text:p text:style-name="P75"><text:span text:style-name="T122">Y</text:span><text:span text:style-name="T105">ou can choose </text:span><text:span text:style-name="T122">a</text:span><text:span text:style-name="T105">s schema or grammar a </text:span><text:span text:style-name="T141">DTD</text:span><text:span text:style-name="T105">, </text:span><text:span text:style-name="T189">[…</text:span><text:span text:style-name="T190">]</text:span><text:span text:style-name="T99"> </text:span><text:span text:style-name="T141">XML schema</text:span><text:span text:style-name="T105"> </text:span><text:span text:style-name="T189">[…</text:span><text:span text:style-name="T190">]</text:span><text:span text:style-name="T99"> </text:span><text:span text:style-name="T105">or, </text:span><text:span text:style-name="T127">and that’</text:span><text:span text:style-name="T131">s</text:span><text:span text:style-name="T127"> a </text:span><text:span text:style-name="T152">new</text:span><text:span text:style-name="T127"> thing,</text:span><text:span text:style-name="T105"> a </text:span><text:span text:style-name="T151">RELAX NG</text:span><text:span text:style-name="T105"> file.</text:span></text:p>
      <text:p text:style-name="P76"><text:span text:style-name="T105">The </text:span><text:span text:style-name="T119">chosen </text:span><text:span text:style-name="T105">grammar is used for </text:span><text:span text:style-name="T141">validation</text:span><text:span text:style-name="T105">, </text:span><text:span text:style-name="T189">[…</text:span><text:span text:style-name="T190">]</text:span><text:span text:style-name="T99"> </text:span><text:span text:style-name="T106">for </text:span><text:span text:style-name="T141">code completion</text:span><text:span text:style-name="T105"> </text:span><text:span text:style-name="T189">[…</text:span><text:span text:style-name="T190">]</text:span><text:span text:style-name="T99"> </text:span></text:p>
      <text:p text:style-name="P76"><text:span text:style-name="T105">and, </text:span><text:span text:style-name="T127">when hovering over an element or </text:span><text:span text:style-name="T132">an </text:span><text:span text:style-name="T127">attribute,</text:span><text:span text:style-name="T105"> for displaying </text:span><text:span text:style-name="T116">available</text:span><text:span text:style-name="T105"> </text:span><text:span text:style-name="T141">information</text:span><text:span text:style-name="T105">.</text:span></text:p>
      <text:p text:style-name="P63"><text:span text:style-name="T136">Apart from</text:span><text:span text:style-name="T127"> </text:span><text:span text:style-name="T133">the </text:span><text:span text:style-name="T152">XML syntax</text:span><text:span text:style-name="T127">,</text:span><text:span text:style-name="T107"> </text:span><text:span text:style-name="T121">the</text:span><text:span text:style-name="T107"> </text:span><text:span text:style-name="T151">compact syntax</text:span><text:span text:style-name="T107"> </text:span><text:span text:style-name="T120">is</text:span><text:span text:style-name="T107"> also </text:span><text:span text:style-name="T120">supported</text:span><text:span text:style-name="T107">. </text:span><text:span text:style-name="T127">Nice, isn’t it?</text:span></text:p>
      <text:p text:style-name="P22"/>
      <text:p text:style-name="P64"><text:span text:style-name="T224">E</text:span><text:span text:style-name="T227">clipse </text:span><text:span text:style-name="T8">Wild Web Developer</text:span><text:span text:style-name="T224"> provides more than support for XML when </text:span><text:span text:style-name="T14">fully installed</text:span><text:span text:style-name="T224">,</text:span></text:p>
      <text:p text:style-name="P31">which is the case in <text:span text:style-name="T24">Eclipse IDE</text:span><text:span text:style-name="T29"> for </text:span><text:span text:style-name="T24">Enterprise Java </text:span><text:span text:style-name="T29">and</text:span><text:span text:style-name="T24"> Web</text:span><text:span text:style-name="T29"> Developers.</text:span></text:p>
      <text:p text:style-name="P37"><text:span text:style-name="T234">O</text:span>therwise, <text:span text:style-name="T228">when missing,</text:span> Wild Web Developer can be installed <text:span text:style-name="T8">via</text:span> the <text:span text:style-name="T8">Marketplace,</text:span><text:span text:style-name="T17"> </text:span><text:span text:style-name="T208">[…</text:span><text:span text:style-name="T209">] </text:span>as already done here:</text:p>
      <text:p text:style-name="P64"><text:span text:style-name="T224">HTML, CSS, JavaScript, TypeScript and </text:span><text:span text:style-name="T228">many</text:span><text:span text:style-name="T224"> more common web formats and frameworks </text:span><text:span text:style-name="T232">are supported.</text:span></text:p>
      <text:p text:style-name="P19"/>
      <text:p text:style-name="P82">In the <text:span text:style-name="T15">p</text:span><text:span text:style-name="T16">references</text:span><text:span text:style-name="T226"> </text:span><text:span text:style-name="T229">there is now the section</text:span><text:span text:style-name="T226"> </text:span><text:span text:style-name="T25">HTML (Wild Web Developer)</text:span><text:span text:style-name="T226"> </text:span><text:span text:style-name="T229">with, </text:span><text:span text:style-name="T211">for instance,</text:span><text:span text:style-name="T229"> </text:span><text:span text:style-name="T25">Format</text:span><text:span text:style-name="T229">,</text:span></text:p>
      <text:p text:style-name="P32">which allows you to customize the HTML formatter to your needs.</text:p>
      <text:p text:style-name="P19"/>
      <text:p text:style-name="P77"><text:span text:style-name="T124">New are</text:span><text:span text:style-name="T123"> also </text:span><text:span text:style-name="T124">the </text:span><text:span text:style-name="T150">preferences</text:span><text:span text:style-name="T123"> for </text:span><text:span text:style-name="T149">CSS</text:span><text:span text:style-name="T108">, SCSS </text:span><text:span text:style-name="T123">and </text:span><text:span text:style-name="T108">LESS </text:span><text:span text:style-name="T123">for </text:span><text:span text:style-name="T150">validation</text:span><text:span text:style-name="T123">,</text:span></text:p>
      <text:p text:style-name="P78"><text:span text:style-name="T125">to </text:span><text:span text:style-name="T123">change the </text:span><text:span text:style-name="T150">severity</text:span><text:span text:style-name="T123"> </text:span><text:span text:style-name="T125">or to</text:span><text:span text:style-name="T123"> </text:span><text:span text:style-name="T150">disable</text:span><text:span text:style-name="T123"> </text:span><text:span text:style-name="T125">validation</text:span><text:span text:style-name="T123"> </text:span><text:span text:style-name="T150">checks</text:span><text:span text:style-name="T123">.</text:span></text:p>
      <text:p text:style-name="P19"/>
      <text:p text:style-name="P65"><text:span text:style-name="T127">And by the way,</text:span><text:span text:style-name="T109"> the </text:span><text:span text:style-name="T90">Bind to schema/grammar...</text:span><text:span text:style-name="T109"> link </text:span><text:span text:style-name="T127">at the top of unbound XML files shown before</text:span><text:span text:style-name="T111">,</text:span></text:p>
      <text:p text:style-name="P66"><text:span text:style-name="T144">can</text:span><text:span text:style-name="T109"> also be </text:span><text:span text:style-name="T144">disabled</text:span><text:span text:style-name="T109"> in the </text:span><text:span text:style-name="T144">preferences</text:span><text:span text:style-name="T99"> </text:span><text:span text:style-name="T189">[…</text:span><text:span text:style-name="T190">]</text:span><text:span text:style-name="T99"> </text:span><text:span text:style-name="T88">XML (Wild Web Developer)</text:span><text:span text:style-name="T97"> </text:span><text:span text:style-name="T196">[…</text:span><text:span text:style-name="T197">]</text:span><text:span text:style-name="T97"> </text:span><text:span text:style-name="T88">CodeLense</text:span><text:span text:style-name="T104">.</text:span></text:p>
      <text:p text:style-name="P16"/>
      <text:p text:style-name="P17">Wild Web Developer <text:span text:style-name="T230">supports also </text:span><text:span text:style-name="T4">TypeScript 4.9</text:span><text:span text:style-name="T230">, </text:span><text:span text:style-name="T211">the latest version of TypeScript.</text:span></text:p>
      <text:p text:style-name="P27"><text:span text:style-name="T223">In </text:span><text:span text:style-name="T220">TypeScript 4.9 the </text:span><text:span text:style-name="T27">satisfies</text:span><text:span text:style-name="T19"> operator</text:span><text:span text:style-name="T220"> </text:span><text:span text:style-name="T223">has been introduced f</text:span><text:span text:style-name="T220">or cases,</text:span></text:p>
      <text:p text:style-name="P33">where the generalization of an intersection type leads to problems.</text:p>
      <text:p text:style-name="P34">The satisfies operator solves this problem by <text:span text:style-name="T8">moving</text:span> the <text:span text:style-name="T8">type away from</text:span> the <text:span text:style-name="T8">variable</text:span> or constant</text:p>
      <text:p text:style-name="P66"><text:span text:style-name="T153">to</text:span><text:span text:style-name="T134"> the </text:span><text:span text:style-name="T94">satisfies</text:span><text:span text:style-name="T127"> operator, </text:span><text:span text:style-name="T134">so</text:span><text:span text:style-name="T127"> </text:span><text:span text:style-name="T152">type checking</text:span><text:span text:style-name="T127"> </text:span><text:span text:style-name="T134">is </text:span><text:span text:style-name="T153">not lost</text:span><text:span text:style-name="T127">.</text:span></text:p>
      <text:p text:style-name="P18"/>
      <text:p text:style-name="P14"/>
      <text:p text:style-name="P57"><text:span text:style-name="T192">### </text:span><text:span text:style-name="T195">Git</text:span><text:span text:style-name="T194"> </text:span><text:span text:style-name="T192">###</text:span></text:p>
      <text:p text:style-name="P42"/>
      <text:p text:style-name="P30">Last but not least, there is <text:span text:style-name="T231">also</text:span> a <text:span text:style-name="T8">small Git improvement</text:span> that might be helpful <text:span text:style-name="T233">to know </text:span>one day:</text:p>
      <text:p text:style-name="P38"><text:span text:style-name="T221">I</text:span><text:span text:style-name="T220">n the </text:span><text:span text:style-name="T26">Git </text:span><text:span text:style-name="T28">Staging</text:span><text:span text:style-name="T222"> view, </text:span><text:span text:style-name="T220">you can </text:span><text:span text:style-name="T18">select two files</text:span><text:span text:style-name="T220">,</text:span><text:span text:style-name="T221"> </text:span><text:span text:style-name="T202">[…</text:span><text:span text:style-name="T203">]</text:span><text:span text:style-name="T221"> </text:span><text:span text:style-name="T18">right-click</text:span><text:span text:style-name="T220"> and choose </text:span><text:span text:style-name="T25">Compare with each other</text:span><text:span text:style-name="T222">.</text:span></text:p>
      <text:p text:style-name="P49"/>
      <text:p text:style-name="P49"/>
      <text:p text:style-name="P48">### Outro ###</text:p>
      <text:p text:style-name="P44"/>
      <text:p text:style-name="P13"><text:span text:style-name="T30">These were some of the </text:span><text:span text:style-name="T9">Java </text:span><text:span text:style-name="T10">IDE</text:span><text:span text:style-name="T30"> improvements</text:span></text:p>
      <text:p text:style-name="P47"><text:span text:style-name="T183">of the </text:span><text:span text:style-name="T180">quarterly </text:span><text:span text:style-name="T33">Rolling</text:span><text:span text:style-name="T34"> Release </text:span><text:span text:style-name="T159">December</text:span><text:span text:style-name="T155"> 202</text:span><text:span text:style-name="T156">2</text:span><text:span text:style-name="T184">.</text:span></text:p>
      <text:p text:style-name="P1"/>
      <text:p text:style-name="P3"><text:span text:style-name="T31">Thank</text:span><text:span text:style-name="T32">s</text:span><text:span text:style-name="T31"> for watching and 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2-12-05T20:46:43.327000000</dc:date>
    <meta:editing-duration>P4DT9H12M11S</meta:editing-duration>
    <meta:editing-cycles>73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76" meta:word-count="918" meta:character-count="5312" meta:non-whitespace-character-count="4468"/>
    <meta:user-defined meta:name="DocumentEncoding">utf-8</meta:user-defined>
    <meta:user-defined meta:name="HTML" meta:value-type="boolean">true</meta:user-defined>
  </office:meta>
</office:document-meta>
</file>